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508cm"/>
    </style:style>
    <style:style style:name="gr4" style:family="graphic" style:parent-style-name="standard">
      <style:graphic-properties draw:stroke="none" svg:stroke-color="#000000" draw:fill="none" draw:fill-color="#ffffff" fo:min-height="0.381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0.635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3.842cm"/>
    </style:style>
    <style:style style:name="gr11" style:family="graphic" style:parent-style-name="standard">
      <style:graphic-properties draw:stroke="none" svg:stroke-color="#000000" draw:fill="none" draw:fill-color="#ffffff" fo:min-height="3.46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text-underline-style="solid" style:text-underline-width="auto" style:text-underline-color="font-color" style:font-size-asian="12pt" style:font-size-complex="12pt"/>
    </style:style>
    <style:style style:name="P3" style:family="paragraph">
      <style:paragraph-properties fo:text-align="center"/>
      <style:text-properties fo:font-size="12pt" style:text-underline-style="none" style:font-size-asian="12pt" style:font-size-complex="12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size="10pt" style:text-underline-style="none" style:font-size-asian="10pt" style:font-size-complex="10pt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P8" style:family="paragraph"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T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2" style:family="text">
      <style:text-properties fo:font-size="12pt" style:text-underline-style="none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style:text-underline-style="none" style:font-size-asian="10pt" style:font-size-complex="10pt"/>
    </style:style>
    <style:style style:name="T6" style:family="text">
      <style:text-properties fo:font-size="10pt" style:text-underline-style="solid" style:text-underline-width="auto" style:text-underline-color="font-color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048cm" svg:height="1.143cm" svg:x="2.905cm" svg:y="2.935cm">
          <text:p text:style-name="P1">Airplane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1.905cm" svg:height="0.889cm" svg:x="1.381cm" svg:y="1.121cm">
          <text:p text:style-name="P1"><text:span text:style-name="T1">numb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layer="layout" svg:width="1.905cm" svg:height="0.889cm" svg:x="3.481cm" svg:y="1.121cm">
          <text:p text:style-name="P1"><text:span text:style-name="T2">ty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10" draw:id="id10" draw:layer="layout" svg:width="1.905cm" svg:height="0.889cm" svg:x="5.581cm" svg:y="1.121cm">
          <text:p text:style-name="P1"><text:span text:style-name="T2">capac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2" draw:id="id2" draw:layer="layout" svg:width="3.048cm" svg:height="1.524cm" svg:x="7.858cm" svg:y="2.716cm">
          <text:p text:style-name="P1"><text:span text:style-name="T3">use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5.953cm" svg:y1="3.506cm" svg:x2="7.858cm" svg:y2="3.478cm" draw:start-shape="id1" draw:start-glue-point="1" draw:end-shape="id2" draw:end-glue-point="5" svg:d="M5953 3506h953v-28h952" svg:viewBox="0 0 1906 29">
          <text:p/>
        </draw:connector>
        <draw:frame draw:style-name="gr3" draw:text-style-name="P5" draw:layer="layout" svg:width="1.397cm" svg:height="0.758cm" svg:x="5.98cm" svg:y="2.962cm">
          <draw:text-box>
            <text:p><text:span text:style-name="T4">(0,1)</text:span></text:p>
          </draw:text-box>
        </draw:frame>
        <draw:custom-shape draw:style-name="gr1" draw:text-style-name="P1" xml:id="id3" draw:id="id3" draw:layer="layout" svg:width="3.048cm" svg:height="1.554cm" svg:x="12.205cm" svg:y="2.524cm">
          <text:p text:style-name="P1">Fligh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0.906cm" svg:y1="3.478cm" svg:x2="12.205cm" svg:y2="3.301cm" draw:start-shape="id2" draw:start-glue-point="7" draw:end-shape="id3" draw:end-glue-point="3" svg:d="M10906 3478h650v-177h649" svg:viewBox="0 0 1300 178">
          <text:p/>
        </draw:connector>
        <draw:frame draw:style-name="gr3" draw:text-style-name="P5" draw:layer="layout" svg:width="1.397cm" svg:height="0.758cm" svg:x="11.081cm" svg:y="2.962cm">
          <draw:text-box>
            <text:p><text:span text:style-name="T4">(1,1)</text:span></text:p>
          </draw:text-box>
        </draw:frame>
        <draw:custom-shape draw:style-name="gr1" draw:text-style-name="P2" draw:layer="layout" svg:width="1.905cm" svg:height="0.889cm" svg:x="12.786cm" svg:y="1.254cm">
          <text:p text:style-name="P1"><text:span text:style-name="T1">numb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4" draw:id="id4" draw:layer="layout" svg:width="3.048cm" svg:height="1.524cm" svg:x="12.176cm" svg:y="5.129cm">
          <text:p text:style-name="P1"><text:span text:style-name="T3">ha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5" draw:layer="layout" svg:width="1.397cm" svg:height="0.758cm" svg:x="13.782cm" svg:y="6.862cm">
          <draw:text-box>
            <text:p><text:span text:style-name="T4">(1,1)</text:span></text:p>
          </draw:text-box>
        </draw:frame>
        <draw:custom-shape draw:style-name="gr1" draw:text-style-name="P1" xml:id="id5" draw:id="id5" draw:layer="layout" svg:width="3.048cm" svg:height="1.143cm" svg:x="12.205cm" svg:y="7.535cm">
          <text:p text:style-name="P1">Leg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3.7cm" svg:y1="6.653cm" svg:x2="13.729cm" svg:y2="7.535cm" draw:start-shape="id4" draw:start-glue-point="6" draw:end-shape="id5" draw:end-glue-point="0" svg:d="M13700 6653v441h29v441" svg:viewBox="0 0 30 883">
          <text:p/>
        </draw:connector>
        <draw:frame draw:style-name="gr3" draw:text-style-name="P5" draw:layer="layout" svg:width="1.397cm" svg:height="0.758cm" svg:x="13.782cm" svg:y="12.162cm">
          <draw:text-box>
            <text:p><text:span text:style-name="T4">(1,*)</text:span></text:p>
          </draw:text-box>
        </draw:frame>
        <draw:custom-shape draw:style-name="gr1" draw:text-style-name="P1" xml:id="id7" draw:id="id7" draw:layer="layout" svg:width="3.048cm" svg:height="1.143cm" svg:x="12.205cm" svg:y="12.835cm">
          <text:p text:style-name="P1">Passenge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3.701cm" svg:y1="11.554cm" svg:x2="13.729cm" svg:y2="12.835cm" draw:start-shape="id6" draw:start-glue-point="6" draw:end-shape="id7" draw:end-glue-point="0" svg:d="M13701 11554v641h28v640" svg:viewBox="0 0 29 1282">
          <text:p/>
        </draw:connector>
        <draw:custom-shape draw:style-name="gr1" draw:text-style-name="P4" xml:id="id6" draw:id="id6" draw:layer="layout" svg:width="3.048cm" svg:height="1.524cm" svg:x="12.177cm" svg:y="10.03cm">
          <text:p text:style-name="P1"><text:span text:style-name="T3">ha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13.729cm" svg:y1="8.678cm" svg:x2="13.701cm" svg:y2="10.03cm" draw:start-shape="id5" draw:start-glue-point="2" draw:end-shape="id6" draw:end-glue-point="4" svg:d="M13729 8678v676h-28v676" svg:viewBox="0 0 29 1353">
          <text:p/>
        </draw:connector>
        <draw:frame draw:style-name="gr3" draw:text-style-name="P5" draw:layer="layout" svg:width="1.397cm" svg:height="0.758cm" svg:x="13.582cm" svg:y="4.062cm">
          <draw:text-box>
            <text:p><text:span text:style-name="T4">(1,*)</text:span></text:p>
          </draw:text-box>
        </draw:frame>
        <draw:frame draw:style-name="gr3" draw:text-style-name="P5" draw:layer="layout" svg:width="1.397cm" svg:height="0.758cm" svg:x="13.582cm" svg:y="8.762cm">
          <draw:text-box>
            <text:p><text:span text:style-name="T4">(1,*)</text:span></text:p>
          </draw:text-box>
        </draw:frame>
        <draw:custom-shape draw:style-name="gr1" draw:text-style-name="P2" xml:id="id8" draw:id="id8" draw:layer="layout" svg:width="1.905cm" svg:height="0.889cm" svg:x="12.786cm" svg:y="14.754cm">
          <text:p text:style-name="P1"><text:span text:style-name="T1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3.739cm" svg:y1="14.754cm" svg:x2="13.729cm" svg:y2="13.978cm" draw:start-shape="id8" draw:start-glue-point="4" draw:end-shape="id7" draw:end-glue-point="2" svg:d="M13739 14754v-389h-10v-387" svg:viewBox="0 0 11 777">
          <text:p/>
        </draw:connector>
        <draw:connector draw:style-name="gr2" draw:text-style-name="P1" draw:layer="layout" svg:x1="13.7cm" svg:y1="5.129cm" svg:x2="13.729cm" svg:y2="4.078cm" draw:start-shape="id4" draw:start-glue-point="4" draw:end-shape="id3" svg:d="M13700 5129v-525h29v-526" svg:viewBox="0 0 30 1052">
          <text:p/>
        </draw:connector>
        <draw:connector draw:style-name="gr2" draw:text-style-name="P1" draw:layer="layout" draw:line-skew="-0.245cm" svg:x1="13.739cm" svg:y1="2.343cm" svg:x2="13.729cm" svg:y2="2.524cm" draw:end-shape="id3" draw:end-glue-point="0" svg:d="M13739 2343v-565h-10v746" svg:viewBox="0 0 11 747">
          <text:p/>
        </draw:connector>
        <draw:connector draw:style-name="gr2" draw:text-style-name="P1" draw:layer="layout" draw:line-skew="0cm 1.518cm 1.905cm" svg:x1="2.334cm" svg:y1="2.01cm" svg:x2="4.429cm" svg:y2="2.935cm" draw:start-shape="id9" draw:start-glue-point="8" draw:end-shape="id1" draw:end-glue-point="0" svg:d="M2334 2010v501h63v13h2032v411" svg:viewBox="0 0 2096 926">
          <text:p/>
        </draw:connector>
        <draw:connector draw:style-name="gr2" draw:text-style-name="P1" draw:layer="layout" draw:line-skew="-0.306cm" svg:x1="4.434cm" svg:y1="2.21cm" svg:x2="4.429cm" svg:y2="2.935cm" draw:end-shape="id1" draw:end-glue-point="0" svg:d="M4434 2210v-194h-5v919" svg:viewBox="0 0 6 920">
          <text:p/>
        </draw:connector>
        <draw:connector draw:style-name="gr2" draw:text-style-name="P1" draw:layer="layout" draw:line-skew="0cm -1.399cm 1.905cm" svg:x1="6.534cm" svg:y1="2.01cm" svg:x2="4.429cm" svg:y2="2.935cm" draw:start-shape="id10" draw:start-glue-point="8" draw:end-shape="id1" draw:end-glue-point="0" svg:d="M6534 2010v501h54v13h-2159v411" svg:viewBox="0 0 2160 926">
          <text:p/>
        </draw:connector>
        <draw:custom-shape draw:style-name="gr1" draw:text-style-name="P4" xml:id="id11" draw:id="id11" draw:layer="layout" svg:width="3.048cm" svg:height="1.524cm" svg:x="6.461cm" svg:y="5.826cm">
          <text:p text:style-name="P1"><text:span text:style-name="T3">manned b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7.985cm" svg:y1="5.826cm" svg:x2="13.729cm" svg:y2="4.078cm" draw:start-shape="id11" draw:start-glue-point="4" draw:end-shape="id3" svg:d="M7985 5826v-874h5744v-874" svg:viewBox="0 0 5745 1749">
          <text:p/>
        </draw:connector>
        <draw:frame draw:style-name="gr4" draw:text-style-name="P5" draw:layer="layout" svg:width="1.27cm" svg:height="0.649cm" svg:x="12.13cm" svg:y="4.356cm">
          <draw:text-box>
            <text:p><text:span text:style-name="T4">(1,*)</text:span></text:p>
          </draw:text-box>
        </draw:frame>
        <draw:custom-shape draw:style-name="gr1" draw:text-style-name="P1" xml:id="id12" draw:id="id12" draw:layer="layout" svg:width="3.048cm" svg:height="1.143cm" svg:x="6.461cm" svg:y="8.239cm">
          <text:p text:style-name="P1">Crew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7.985cm" svg:y1="7.35cm" svg:x2="7.985cm" svg:y2="8.239cm" draw:start-shape="id11" draw:start-glue-point="6" draw:end-shape="id12" draw:end-glue-point="0" svg:d="M7985 7350v889" svg:viewBox="0 0 1 890">
          <text:p/>
        </draw:connector>
        <draw:frame draw:style-name="gr4" draw:text-style-name="P5" draw:layer="layout" svg:width="1.27cm" svg:height="0.649cm" svg:x="6.842cm" svg:y="7.477cm">
          <draw:text-box>
            <text:p><text:span text:style-name="T4">(0,*)</text:span></text:p>
          </draw:text-box>
        </draw:frame>
        <draw:custom-shape draw:style-name="gr1" draw:text-style-name="P3" xml:id="id14" draw:id="id14" draw:layer="layout" svg:width="1.905cm" svg:height="0.889cm" svg:x="3.54cm" svg:y="7.731cm">
          <text:p text:style-name="P1"><text:span text:style-name="T2">nam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15" draw:id="id15" draw:layer="layout" svg:width="1.905cm" svg:height="0.889cm" svg:x="3.667cm" svg:y="8.747cm">
          <text:p text:style-name="P1"><text:span text:style-name="T2">addres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3" draw:id="id13" draw:layer="layout" svg:width="1.905cm" svg:height="0.889cm" svg:x="3.413cm" svg:y="6.715cm">
          <text:p text:style-name="P1"><text:span text:style-name="T1">numb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6.461cm" svg:y1="8.81cm" svg:x2="5.318cm" svg:y2="7.159cm" draw:start-shape="id12" draw:start-glue-point="3" draw:end-shape="id13" draw:end-glue-point="10" svg:d="M6461 8810h-571v-1651h-572" svg:viewBox="0 0 1144 1652">
          <text:p/>
        </draw:connector>
        <draw:connector draw:style-name="gr2" draw:text-style-name="P1" draw:layer="layout" svg:x1="6.461cm" svg:y1="8.81cm" svg:x2="5.445cm" svg:y2="8.175cm" draw:start-shape="id12" draw:start-glue-point="3" draw:end-shape="id14" draw:end-glue-point="10" svg:d="M6461 8810h-508v-635h-508" svg:viewBox="0 0 1017 636">
          <text:p/>
        </draw:connector>
        <draw:connector draw:style-name="gr2" draw:text-style-name="P1" draw:layer="layout" svg:x1="6.461cm" svg:y1="8.81cm" svg:x2="5.572cm" svg:y2="9.191cm" draw:start-shape="id12" draw:start-glue-point="3" draw:end-shape="id15" draw:end-glue-point="10" svg:d="M6461 8810h-444v381h-445" svg:viewBox="0 0 890 382">
          <text:p/>
        </draw:connector>
        <draw:custom-shape draw:style-name="gr6" draw:text-style-name="P1" xml:id="id16" draw:id="id16" draw:layer="layout" svg:width="2.54cm" svg:height="2.159cm" svg:x="6.715cm" svg:y="10.5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layer="layout" svg:width="1.651cm" svg:height="0.962cm" svg:x="7.223cm" svg:y="10.579cm">
          <draw:text-box>
            <text:p>ISA</text:p>
          </draw:text-box>
        </draw:frame>
        <draw:connector draw:style-name="gr2" draw:text-style-name="P1" draw:layer="layout" svg:x1="7.985cm" svg:y1="9.382cm" svg:x2="7.985cm" svg:y2="10.522cm" draw:start-shape="id12" draw:start-glue-point="2" draw:end-shape="id16" draw:end-glue-point="7" svg:d="M7985 9382v1140" svg:viewBox="0 0 1 1141">
          <text:p/>
        </draw:connector>
        <draw:custom-shape draw:style-name="gr1" draw:text-style-name="P1" xml:id="id20" draw:id="id20" draw:layer="layout" svg:width="3.048cm" svg:height="1.143cm" svg:x="4.302cm" svg:y="13.446cm">
          <text:p text:style-name="P1">Pilot</text:p>
          <draw:enhanced-geometry svg:viewBox="0 0 21600 21600" draw:type="rectangle" draw:enhanced-path="M 0 0 L 21600 0 21600 21600 0 21600 0 0 Z N"/>
        </draw:custom-shape>
        <draw:custom-shape draw:style-name="gr1" draw:text-style-name="P1" xml:id="id17" draw:id="id17" draw:layer="layout" svg:width="3.048cm" svg:height="1.143cm" svg:x="8.366cm" svg:y="13.446cm">
          <text:p text:style-name="P1">Attendant</text:p>
          <draw:enhanced-geometry svg:viewBox="0 0 21600 21600" draw:type="rectangle" draw:enhanced-path="M 0 0 L 21600 0 21600 21600 0 21600 0 0 Z N"/>
        </draw:custom-shape>
        <draw:custom-shape draw:style-name="gr1" draw:text-style-name="P3" xml:id="id19" draw:id="id19" draw:layer="layout" svg:width="1.905cm" svg:height="0.889cm" svg:x="10.017cm" svg:y="15.097cm">
          <text:p text:style-name="P1"><text:span text:style-name="T2">Jo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xml:id="id18" draw:id="id18" draw:layer="layout" svg:width="1.905cm" svg:height="0.889cm" svg:x="7.931cm" svg:y="15.097cm">
          <text:p text:style-name="P1"><text:span text:style-name="T5">Yrs servi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9.89cm" svg:y1="14.589cm" svg:x2="8.884cm" svg:y2="15.097cm" draw:start-shape="id17" draw:start-glue-point="2" draw:end-shape="id18" draw:end-glue-point="4" svg:d="M9890 14589v253h-1006v255" svg:viewBox="0 0 1007 509">
          <text:p/>
        </draw:connector>
        <draw:connector draw:style-name="gr2" draw:text-style-name="P1" draw:layer="layout" svg:x1="9.89cm" svg:y1="14.589cm" svg:x2="10.97cm" svg:y2="15.097cm" draw:start-shape="id17" draw:start-glue-point="2" draw:end-shape="id19" draw:end-glue-point="4" svg:d="M9890 14589v253h1080v255" svg:viewBox="0 0 1081 509">
          <text:p/>
        </draw:connector>
        <draw:connector draw:style-name="gr2" draw:text-style-name="P1" draw:layer="layout" svg:x1="8.62cm" svg:y1="11.602cm" svg:x2="9.89cm" svg:y2="13.446cm" draw:start-shape="id16" draw:start-glue-point="9" draw:end-shape="id17" draw:end-glue-point="0" svg:d="M8620 11602h1270v1844" svg:viewBox="0 0 1271 1845">
          <text:p/>
        </draw:connector>
        <draw:connector draw:style-name="gr2" draw:text-style-name="P1" draw:layer="layout" svg:x1="7.35cm" svg:y1="11.602cm" svg:x2="5.826cm" svg:y2="13.446cm" draw:start-shape="id16" draw:start-glue-point="5" draw:end-shape="id20" draw:end-glue-point="0" svg:d="M7350 11602h-1524v1844" svg:viewBox="0 0 1525 1845">
          <text:p/>
        </draw:connector>
        <draw:custom-shape draw:style-name="gr1" draw:text-style-name="P6" xml:id="id21" draw:id="id21" draw:layer="layout" svg:width="1.905cm" svg:height="0.889cm" svg:x="1.762cm" svg:y="13.446cm">
          <text:p text:style-name="P1"><text:span text:style-name="T5">Yrs ex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3.667cm" svg:y1="13.89cm" svg:x2="4.302cm" svg:y2="14.017cm" draw:start-shape="id21" draw:start-glue-point="10" draw:end-shape="id20" draw:end-glue-point="3" svg:d="M3667 13890h318v127h317" svg:viewBox="0 0 636 128">
          <text:p/>
        </draw:connector>
        <draw:custom-shape draw:style-name="gr1" draw:text-style-name="P4" xml:id="id22" draw:id="id22" draw:layer="layout" svg:width="3.048cm" svg:height="1.524cm" svg:x="4.248cm" svg:y="15.478cm">
          <text:p text:style-name="P1"><text:span text:style-name="T3">ha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5.826cm" svg:y1="14.589cm" svg:x2="5.772cm" svg:y2="15.478cm" draw:start-shape="id20" draw:start-glue-point="2" draw:end-shape="id22" draw:end-glue-point="4" svg:d="M5826 14589v444h-54v445" svg:viewBox="0 0 55 890">
          <text:p/>
        </draw:connector>
        <draw:frame draw:style-name="gr3" draw:text-style-name="P5" draw:layer="layout" svg:width="1.397cm" svg:height="0.758cm" svg:x="5.752cm" svg:y="17.764cm">
          <draw:text-box>
            <text:p><text:span text:style-name="T4">(1,1)</text:span></text:p>
          </draw:text-box>
        </draw:frame>
        <draw:custom-shape draw:style-name="gr1" draw:text-style-name="P1" xml:id="id23" draw:id="id23" draw:layer="layout" svg:width="3.048cm" svg:height="1.143cm" svg:x="4.175cm" svg:y="18.437cm">
          <text:p text:style-name="P1">License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5.772cm" svg:y1="17.002cm" svg:x2="5.699cm" svg:y2="18.437cm" draw:start-shape="id22" draw:start-glue-point="6" draw:end-shape="id23" draw:end-glue-point="0" svg:d="M5772 17002v718h-73v717" svg:viewBox="0 0 74 1436">
          <text:p/>
        </draw:connector>
        <draw:frame draw:style-name="gr3" draw:text-style-name="P5" draw:layer="layout" svg:width="1.397cm" svg:height="0.758cm" svg:x="5.826cm" svg:y="14.593cm">
          <draw:text-box>
            <text:p><text:span text:style-name="T4">(1,*)</text:span></text:p>
          </draw:text-box>
        </draw:frame>
        <draw:custom-shape draw:style-name="gr1" draw:text-style-name="P3" xml:id="id25" draw:id="id25" draw:layer="layout" svg:width="1.905cm" svg:height="0.889cm" svg:x="7.985cm" svg:y="18.526cm">
          <text:p text:style-name="P1"><text:span text:style-name="T2">expir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6" draw:id="id26" draw:layer="layout" svg:width="1.905cm" svg:height="0.889cm" svg:x="8.012cm" svg:y="19.542cm">
          <text:p text:style-name="P1"><text:span text:style-name="T1">numb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4" draw:id="id24" draw:layer="layout" svg:width="1.905cm" svg:height="0.889cm" svg:x="7.958cm" svg:y="17.51cm">
          <text:p text:style-name="P1"><text:span text:style-name="T1">typ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7.223cm" svg:y1="19.008cm" svg:x2="7.958cm" svg:y2="17.954cm" draw:start-shape="id23" draw:start-glue-point="1" draw:end-shape="id24" draw:end-glue-point="6" svg:d="M7223 19008h367v-1054h368" svg:viewBox="0 0 736 1055">
          <text:p/>
        </draw:connector>
        <draw:connector draw:style-name="gr5" draw:text-style-name="P1" draw:layer="layout" svg:x1="7.223cm" svg:y1="19.008cm" svg:x2="7.985cm" svg:y2="18.97cm" draw:start-shape="id23" draw:start-glue-point="1" draw:end-shape="id25" draw:end-glue-point="6" svg:d="M7223 19008h381v-38h381" svg:viewBox="0 0 763 39">
          <text:p/>
        </draw:connector>
        <draw:connector draw:style-name="gr5" draw:text-style-name="P1" draw:layer="layout" svg:x1="7.223cm" svg:y1="19.008cm" svg:x2="8.012cm" svg:y2="19.986cm" draw:start-shape="id23" draw:start-glue-point="1" draw:end-shape="id26" draw:end-glue-point="6" svg:d="M7223 19008h394v978h395" svg:viewBox="0 0 790 979">
          <text:p/>
        </draw:connector>
        <draw:custom-shape draw:style-name="gr8" draw:text-style-name="P1" xml:id="id30" draw:id="id30" draw:layer="layout" svg:width="3.048cm" svg:height="1.016cm" svg:x="22.244cm" svg:y="3.305cm">
          <text:p text:style-name="P1">Stop</text:p>
          <draw:enhanced-geometry svg:viewBox="0 0 21600 21600" draw:type="rectangle" draw:enhanced-path="M 0 0 L 21600 0 21600 21600 0 21600 0 0 Z N"/>
        </draw:custom-shape>
        <draw:custom-shape draw:style-name="gr1" draw:text-style-name="P2" xml:id="id27" draw:id="id27" draw:layer="layout" svg:width="1.905cm" svg:height="0.889cm" svg:x="20.761cm" svg:y="1.5cm">
          <text:p text:style-name="P1"><text:span text:style-name="T1">d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905cm" svg:height="0.889cm" svg:x="22.861cm" svg:y="1.5cm">
          <text:p text:style-name="P1"><text:span text:style-name="T1">ti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8" draw:id="id28" draw:layer="layout" svg:width="1.905cm" svg:height="0.889cm" svg:x="24.961cm" svg:y="1.5cm">
          <text:p text:style-name="P1"><text:span text:style-name="T1">airpo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1.714cm" svg:y1="2.389cm" svg:x2="23.809cm" svg:y2="3.314cm" draw:start-shape="id27" draw:start-glue-point="8" svg:d="M21714 2389v713h2095v212" svg:viewBox="0 0 2096 926">
          <text:p/>
        </draw:connector>
        <draw:connector draw:style-name="gr2" draw:text-style-name="P1" draw:layer="layout" draw:line-skew="-0.306cm" svg:x1="23.814cm" svg:y1="2.589cm" svg:x2="23.809cm" svg:y2="3.314cm" svg:d="M23814 2589v-194h-5v919" svg:viewBox="0 0 6 920">
          <text:p/>
        </draw:connector>
        <draw:connector draw:style-name="gr2" draw:text-style-name="P1" draw:layer="layout" svg:x1="25.914cm" svg:y1="2.389cm" svg:x2="23.809cm" svg:y2="3.314cm" draw:start-shape="id28" draw:start-glue-point="8" svg:d="M25914 2389v713h-2105v212" svg:viewBox="0 0 2106 926">
          <text:p/>
        </draw:connector>
        <draw:custom-shape draw:style-name="gr1" draw:text-style-name="P7" xml:id="id29" draw:id="id29" draw:layer="layout" svg:width="1.778cm" svg:height="1.143cm" svg:x="18.448cm" svg:y="2.105cm">
          <text:p text:style-name="P1"><text:span text:style-name="T4">Ends a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7" xml:id="id35" draw:id="id35" draw:layer="layout" svg:width="1.778cm" svg:height="1.143cm" svg:x="18.449cm" svg:y="4.005cm">
          <text:p text:style-name="P1"><text:span text:style-name="T4">Starts a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draw:line-skew="0.405cm" svg:x1="15.253cm" svg:y1="3.301cm" svg:x2="18.448cm" svg:y2="2.677cm" draw:start-shape="id3" draw:start-glue-point="1" draw:end-shape="id29" draw:end-glue-point="5" svg:d="M15253 3301h2003v-624h1192" svg:viewBox="0 0 3196 625">
          <text:p/>
        </draw:connector>
        <draw:frame draw:style-name="gr3" draw:text-style-name="P5" draw:layer="layout" svg:width="1.397cm" svg:height="0.758cm" svg:x="14.97cm" svg:y="2.782cm">
          <draw:text-box>
            <text:p><text:span text:style-name="T4">(1,1)</text:span></text:p>
          </draw:text-box>
        </draw:frame>
        <draw:frame draw:style-name="gr3" draw:text-style-name="P5" draw:layer="layout" svg:width="1.397cm" svg:height="0.758cm" svg:x="15.059cm" svg:y="3.625cm">
          <draw:text-box>
            <text:p><text:span text:style-name="T4">(1,1)</text:span></text:p>
          </draw:text-box>
        </draw:frame>
        <draw:connector draw:style-name="gr5" draw:text-style-name="P1" draw:layer="layout" svg:x1="20.226cm" svg:y1="2.677cm" svg:x2="22.244cm" svg:y2="3.813cm" draw:start-shape="id29" draw:start-glue-point="7" draw:end-shape="id30" draw:end-glue-point="3" svg:d="M20226 2677h1010v1136h1008" svg:viewBox="0 0 2019 1137">
          <text:p/>
        </draw:connector>
        <draw:frame draw:style-name="gr3" draw:text-style-name="P5" draw:layer="layout" svg:width="1.397cm" svg:height="0.758cm" svg:x="21.312cm" svg:y="3.286cm">
          <draw:text-box>
            <text:p><text:span text:style-name="T4">(1,1)</text:span></text:p>
          </draw:text-box>
        </draw:frame>
        <draw:frame draw:style-name="gr3" draw:text-style-name="P5" draw:layer="layout" svg:width="1.397cm" svg:height="0.758cm" svg:x="21.312cm" svg:y="3.694cm">
          <draw:text-box>
            <text:p><text:span text:style-name="T4">(1,1)</text:span></text:p>
          </draw:text-box>
        </draw:frame>
        <draw:custom-shape draw:style-name="gr1" draw:text-style-name="P7" xml:id="id31" draw:id="id31" draw:layer="layout" svg:width="1.778cm" svg:height="1.143cm" svg:x="20.448cm" svg:y="6.805cm">
          <text:p text:style-name="P1"><text:span text:style-name="T4">Ends a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7" xml:id="id37" draw:id="id37" draw:layer="layout" svg:width="1.778cm" svg:height="1.143cm" svg:x="20.449cm" svg:y="8.705cm">
          <text:p text:style-name="P1"><text:span text:style-name="T4">Starts a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5.253cm" svg:y1="8.206cm" svg:x2="20.448cm" svg:y2="7.377cm" draw:end-shape="id31" draw:end-glue-point="5" svg:d="M15253 8206h2347v-829h2848" svg:viewBox="0 0 5196 830">
          <text:p/>
        </draw:connector>
        <draw:frame draw:style-name="gr3" draw:text-style-name="P5" draw:layer="layout" svg:width="1.397cm" svg:height="0.758cm" svg:x="14.97cm" svg:y="7.477cm">
          <draw:text-box>
            <text:p><text:span text:style-name="T4">(1,1)</text:span></text:p>
          </draw:text-box>
        </draw:frame>
        <draw:frame draw:style-name="gr3" draw:text-style-name="P5" draw:layer="layout" svg:width="1.397cm" svg:height="0.758cm" svg:x="15.097cm" svg:y="8.493cm">
          <draw:text-box>
            <text:p><text:span text:style-name="T4">(1,1)</text:span></text:p>
          </draw:text-box>
        </draw:frame>
        <draw:connector draw:style-name="gr5" draw:text-style-name="P1" draw:layer="layout" svg:x1="22.226cm" svg:y1="7.377cm" svg:x2="23.768cm" svg:y2="4.321cm" draw:start-shape="id31" draw:start-glue-point="7" draw:end-shape="id30" draw:end-glue-point="2" svg:d="M22226 7377h1542v-3056" svg:viewBox="0 0 1543 3057">
          <text:p/>
        </draw:connector>
        <draw:frame draw:style-name="gr3" draw:text-style-name="P5" draw:layer="layout" svg:width="1.397cm" svg:height="0.758cm" svg:x="22.709cm" svg:y="4.306cm">
          <draw:text-box>
            <text:p><text:span text:style-name="T4">(1,1)</text:span></text:p>
          </draw:text-box>
        </draw:frame>
        <draw:frame draw:style-name="gr3" draw:text-style-name="P5" draw:layer="layout" svg:width="1.397cm" svg:height="0.758cm" svg:x="23.598cm" svg:y="4.306cm">
          <draw:text-box>
            <text:p><text:span text:style-name="T4">(1,1)</text:span></text:p>
          </draw:text-box>
        </draw:frame>
        <draw:custom-shape draw:style-name="gr1" draw:text-style-name="P4" xml:id="id32" draw:id="id32" draw:layer="layout" svg:width="3.048cm" svg:height="1.524cm" svg:x="15.478cm" svg:y="10.017cm">
          <text:p text:style-name="P1"><text:span text:style-name="T3">Flies 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8" xml:id="id33" draw:id="id33" draw:layer="layout" svg:width="2.032cm" svg:height="0.762cm" svg:x="18.399cm" svg:y="11.668cm">
          <text:p text:style-name="P1"><text:span text:style-name="T6">Se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8.526cm" svg:y1="10.779cm" svg:x2="19.415cm" svg:y2="11.668cm" draw:start-shape="id32" draw:start-glue-point="7" draw:end-shape="id33" draw:end-glue-point="4" svg:d="M18526 10779h889v889" svg:viewBox="0 0 890 890">
          <text:p/>
        </draw:connector>
        <draw:connector draw:style-name="gr5" draw:text-style-name="P1" draw:layer="layout" svg:x1="15.253cm" svg:y1="13.406cm" svg:x2="17.002cm" svg:y2="11.541cm" draw:start-shape="id7" draw:start-glue-point="1" draw:end-shape="id32" draw:end-glue-point="6" svg:d="M15253 13406h1749v-1865" svg:viewBox="0 0 1750 1866">
          <text:p/>
        </draw:connector>
        <draw:line draw:style-name="gr9" draw:text-style-name="P1" xml:id="id34" draw:id="id34" draw:layer="layout" svg:x1="15.224cm" svg:y1="3.794cm" svg:x2="17.256cm" svg:y2="3.794cm">
          <text:p/>
        </draw:line>
        <draw:connector draw:style-name="gr5" draw:text-style-name="P1" draw:layer="layout" svg:x1="17.256cm" svg:y1="3.794cm" svg:x2="18.449cm" svg:y2="4.577cm" draw:start-shape="id34" draw:start-glue-point="1" draw:end-shape="id35" draw:end-glue-point="5" svg:d="M17256 3794h597v783h596" svg:viewBox="0 0 1194 784">
          <text:p/>
        </draw:connector>
        <draw:line draw:style-name="gr9" draw:text-style-name="P1" xml:id="id36" draw:id="id36" draw:layer="layout" svg:x1="22.209cm" svg:y1="4.302cm" svg:x2="21.447cm" svg:y2="4.302cm">
          <text:p/>
        </draw:line>
        <draw:connector draw:style-name="gr5" draw:text-style-name="P1" draw:layer="layout" svg:x1="20.227cm" svg:y1="4.577cm" svg:x2="21.447cm" svg:y2="4.302cm" draw:start-shape="id35" draw:start-glue-point="7" draw:end-shape="id36" draw:end-glue-point="3" svg:d="M20227 4577h611v-275h609" svg:viewBox="0 0 1221 276">
          <text:p/>
        </draw:connector>
        <draw:line draw:style-name="gr9" draw:text-style-name="P1" xml:id="id38" draw:id="id38" draw:layer="layout" svg:x1="24.595cm" svg:y1="4.302cm" svg:x2="24.595cm" svg:y2="7.477cm">
          <text:p/>
        </draw:line>
        <draw:connector draw:style-name="gr5" draw:text-style-name="P1" draw:layer="layout" draw:line-skew="1.21cm" svg:x1="22.227cm" svg:y1="9.277cm" svg:x2="24.595cm" svg:y2="7.477cm" draw:start-shape="id37" draw:start-glue-point="7" draw:end-shape="id38" draw:end-glue-point="2" svg:d="M22227 9277h2395v-1800h-27" svg:viewBox="0 0 2396 1801">
          <text:p/>
        </draw:connector>
        <draw:line draw:style-name="gr9" draw:text-style-name="P1" xml:id="id39" draw:id="id39" draw:layer="layout" svg:x1="15.251cm" svg:y1="8.493cm" svg:x2="17.537cm" svg:y2="8.493cm">
          <text:p/>
        </draw:line>
        <draw:connector draw:style-name="gr5" draw:text-style-name="P1" draw:layer="layout" svg:x1="20.449cm" svg:y1="9.277cm" svg:x2="17.537cm" svg:y2="8.493cm" draw:start-shape="id37" draw:start-glue-point="5" draw:end-shape="id39" draw:end-glue-point="1" svg:d="M20449 9277h-1456v-784h-1456" svg:viewBox="0 0 2913 785">
          <text:p/>
        </draw:connector>
        <draw:line draw:style-name="gr9" draw:text-style-name="P1" draw:layer="layout" svg:x1="15.224cm" svg:y1="2.778cm" svg:x2="17.002cm" svg:y2="2.778cm">
          <text:p/>
        </draw:line>
        <draw:line draw:style-name="gr9" draw:text-style-name="P1" draw:layer="layout" svg:x1="17.002cm" svg:y1="9.001cm" svg:x2="17.002cm" svg:y2="10.017cm">
          <text:p/>
        </draw:line>
        <draw:line draw:style-name="gr9" draw:text-style-name="P1" draw:layer="layout" svg:x1="17.002cm" svg:y1="7.731cm" svg:x2="17.002cm" svg:y2="2.778cm">
          <text:p/>
        </draw:line>
        <draw:path draw:style-name="gr9" draw:text-style-name="P1" draw:layer="layout" svg:width="0.908cm" svg:height="0.897cm" draw:transform="rotate (0.785398163397448) translate (16.367cm 8.366cm)" svg:viewBox="0 0 909 898" svg:d="M0 898c1078 0 898-898 898-898">
          <text:p/>
        </draw:path>
        <draw:frame draw:style-name="gr10" draw:text-style-name="P5" draw:layer="layout" svg:width="13.494cm" svg:height="4.092cm" svg:x="13.446cm" svg:y="16.748cm">
          <draw:text-box>
            <text:p text:style-name="P5"><text:span text:style-name="T4">There is no way to indicate that a flight departs from a airport on a day since there is no way to denote that an attribute is unique relative to another attribute.</text:span></text:p>
          </draw:text-box>
        </draw:frame>
        <draw:frame draw:style-name="gr3" draw:text-style-name="P5" draw:layer="layout" svg:width="1.397cm" svg:height="0.758cm" svg:x="15.083cm" svg:y="12.762cm">
          <draw:text-box>
            <text:p><text:span text:style-name="T4">(1,*)</text:span></text:p>
          </draw:text-box>
        </draw:frame>
        <draw:frame draw:style-name="gr3" draw:text-style-name="P5" draw:layer="layout" svg:width="1.397cm" svg:height="0.758cm" svg:x="15.084cm" svg:y="2.162cm">
          <draw:text-box>
            <text:p><text:span text:style-name="T4">(1,*)</text:span></text:p>
          </draw:text-box>
        </draw:frame>
      </draw:page>
      <draw:page draw:name="page2" draw:style-name="dp1" draw:master-page-name="Default">
        <draw:custom-shape draw:style-name="gr1" draw:text-style-name="P1" xml:id="id40" draw:id="id40" draw:layer="layout" svg:width="3.048cm" svg:height="1.143cm" svg:x="2.905cm" svg:y="2.935cm">
          <text:p text:style-name="P1">Airplane</text:p>
          <draw:enhanced-geometry svg:viewBox="0 0 21600 21600" draw:type="rectangle" draw:enhanced-path="M 0 0 L 21600 0 21600 21600 0 21600 0 0 Z N"/>
        </draw:custom-shape>
        <draw:custom-shape draw:style-name="gr1" draw:text-style-name="P2" xml:id="id48" draw:id="id48" draw:layer="layout" svg:width="1.905cm" svg:height="0.889cm" svg:x="1.381cm" svg:y="1.121cm">
          <text:p text:style-name="P1"><text:span text:style-name="T1">numb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layer="layout" svg:width="1.905cm" svg:height="0.889cm" svg:x="3.481cm" svg:y="1.121cm">
          <text:p text:style-name="P1"><text:span text:style-name="T2">ty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49" draw:id="id49" draw:layer="layout" svg:width="1.905cm" svg:height="0.889cm" svg:x="5.581cm" svg:y="1.121cm">
          <text:p text:style-name="P1"><text:span text:style-name="T2">capac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41" draw:id="id41" draw:layer="layout" svg:width="3.048cm" svg:height="1.524cm" svg:x="7.858cm" svg:y="2.716cm">
          <text:p text:style-name="P1"><text:span text:style-name="T3">use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5.953cm" svg:y1="3.506cm" svg:x2="7.858cm" svg:y2="3.478cm" draw:start-shape="id40" draw:start-glue-point="1" draw:end-shape="id41" draw:end-glue-point="5" svg:d="M5953 3506h953v-28h952" svg:viewBox="0 0 1906 29">
          <text:p/>
        </draw:connector>
        <draw:frame draw:style-name="gr3" draw:text-style-name="P5" draw:layer="layout" svg:width="1.397cm" svg:height="0.758cm" svg:x="5.98cm" svg:y="2.962cm">
          <draw:text-box>
            <text:p><text:span text:style-name="T4">(0,1)</text:span></text:p>
          </draw:text-box>
        </draw:frame>
        <draw:custom-shape draw:style-name="gr1" draw:text-style-name="P1" xml:id="id42" draw:id="id42" draw:layer="layout" svg:width="3.048cm" svg:height="1.143cm" svg:x="12.205cm" svg:y="2.935cm">
          <text:p text:style-name="P1">Fligh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0.906cm" svg:y1="3.478cm" svg:x2="12.205cm" svg:y2="3.506cm" draw:start-shape="id41" draw:start-glue-point="7" draw:end-shape="id42" draw:end-glue-point="3" svg:d="M10906 3478h650v28h649" svg:viewBox="0 0 1300 29">
          <text:p/>
        </draw:connector>
        <draw:frame draw:style-name="gr3" draw:text-style-name="P5" draw:layer="layout" svg:width="1.397cm" svg:height="0.758cm" svg:x="11.081cm" svg:y="2.962cm">
          <draw:text-box>
            <text:p><text:span text:style-name="T4">(1,1)</text:span></text:p>
          </draw:text-box>
        </draw:frame>
        <draw:custom-shape draw:style-name="gr1" draw:text-style-name="P2" draw:layer="layout" svg:width="1.905cm" svg:height="0.889cm" svg:x="12.786cm" svg:y="1.254cm">
          <text:p text:style-name="P1"><text:span text:style-name="T1">numb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43" draw:id="id43" draw:layer="layout" svg:width="3.048cm" svg:height="1.524cm" svg:x="12.176cm" svg:y="5.129cm">
          <text:p text:style-name="P1"><text:span text:style-name="T3">ha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5" draw:layer="layout" svg:width="1.397cm" svg:height="0.758cm" svg:x="13.782cm" svg:y="6.862cm">
          <draw:text-box>
            <text:p><text:span text:style-name="T4">(1,1)</text:span></text:p>
          </draw:text-box>
        </draw:frame>
        <draw:custom-shape draw:style-name="gr1" draw:text-style-name="P1" xml:id="id44" draw:id="id44" draw:layer="layout" svg:width="3.048cm" svg:height="1.143cm" svg:x="12.205cm" svg:y="7.535cm">
          <text:p text:style-name="P1">Leg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3.7cm" svg:y1="6.653cm" svg:x2="13.729cm" svg:y2="7.535cm" draw:start-shape="id43" draw:start-glue-point="6" draw:end-shape="id44" draw:end-glue-point="0" svg:d="M13700 6653v441h29v441" svg:viewBox="0 0 30 883">
          <text:p/>
        </draw:connector>
        <draw:frame draw:style-name="gr3" draw:text-style-name="P5" draw:layer="layout" svg:width="1.397cm" svg:height="0.758cm" svg:x="13.782cm" svg:y="12.162cm">
          <draw:text-box>
            <text:p><text:span text:style-name="T4">(1,*)</text:span></text:p>
          </draw:text-box>
        </draw:frame>
        <draw:custom-shape draw:style-name="gr1" draw:text-style-name="P1" xml:id="id46" draw:id="id46" draw:layer="layout" svg:width="3.048cm" svg:height="1.143cm" svg:x="12.205cm" svg:y="12.835cm">
          <text:p text:style-name="P1">Passenge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3.701cm" svg:y1="11.554cm" svg:x2="13.729cm" svg:y2="12.835cm" draw:start-shape="id45" draw:start-glue-point="6" draw:end-shape="id46" draw:end-glue-point="0" svg:d="M13701 11554v641h28v640" svg:viewBox="0 0 29 1282">
          <text:p/>
        </draw:connector>
        <draw:custom-shape draw:style-name="gr1" draw:text-style-name="P4" xml:id="id45" draw:id="id45" draw:layer="layout" svg:width="3.048cm" svg:height="1.524cm" svg:x="12.177cm" svg:y="10.03cm">
          <text:p text:style-name="P1"><text:span text:style-name="T3">ha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13.729cm" svg:y1="8.678cm" svg:x2="13.701cm" svg:y2="10.03cm" draw:start-shape="id44" draw:start-glue-point="2" draw:end-shape="id45" draw:end-glue-point="4" svg:d="M13729 8678v676h-28v676" svg:viewBox="0 0 29 1353">
          <text:p/>
        </draw:connector>
        <draw:frame draw:style-name="gr3" draw:text-style-name="P5" draw:layer="layout" svg:width="1.397cm" svg:height="0.758cm" svg:x="13.582cm" svg:y="4.062cm">
          <draw:text-box>
            <text:p><text:span text:style-name="T4">(1,*)</text:span></text:p>
          </draw:text-box>
        </draw:frame>
        <draw:frame draw:style-name="gr3" draw:text-style-name="P5" draw:layer="layout" svg:width="1.397cm" svg:height="0.758cm" svg:x="13.582cm" svg:y="8.762cm">
          <draw:text-box>
            <text:p><text:span text:style-name="T4">(1,*)</text:span></text:p>
          </draw:text-box>
        </draw:frame>
        <draw:custom-shape draw:style-name="gr1" draw:text-style-name="P2" xml:id="id47" draw:id="id47" draw:layer="layout" svg:width="1.905cm" svg:height="0.889cm" svg:x="12.786cm" svg:y="14.754cm">
          <text:p text:style-name="P1"><text:span text:style-name="T1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3.739cm" svg:y1="14.754cm" svg:x2="13.729cm" svg:y2="13.978cm" draw:start-shape="id47" draw:start-glue-point="4" draw:end-shape="id46" draw:end-glue-point="2" svg:d="M13739 14754v-389h-10v-387" svg:viewBox="0 0 11 777">
          <text:p/>
        </draw:connector>
        <draw:connector draw:style-name="gr2" draw:text-style-name="P1" draw:layer="layout" svg:x1="13.7cm" svg:y1="5.129cm" svg:x2="13.729cm" svg:y2="4.078cm" draw:start-shape="id43" draw:start-glue-point="4" draw:end-shape="id42" svg:d="M13700 5129v-526h29v-525" svg:viewBox="0 0 30 1052">
          <text:p/>
        </draw:connector>
        <draw:connector draw:style-name="gr2" draw:text-style-name="P1" draw:layer="layout" draw:line-skew="-0.245cm" svg:x1="13.739cm" svg:y1="2.343cm" svg:x2="13.729cm" svg:y2="2.935cm" draw:end-shape="id42" draw:end-glue-point="0" svg:d="M13739 2343v-200h-10v792" svg:viewBox="0 0 11 793">
          <text:p/>
        </draw:connector>
        <draw:connector draw:style-name="gr2" draw:text-style-name="P1" draw:layer="layout" draw:line-skew="0cm 1.518cm 1.905cm" svg:x1="2.334cm" svg:y1="2.01cm" svg:x2="4.429cm" svg:y2="2.935cm" draw:start-shape="id48" draw:start-glue-point="8" draw:end-shape="id40" draw:end-glue-point="0" svg:d="M2334 2010v501h63v13h2032v411" svg:viewBox="0 0 2096 926">
          <text:p/>
        </draw:connector>
        <draw:connector draw:style-name="gr2" draw:text-style-name="P1" draw:layer="layout" draw:line-skew="-0.306cm" svg:x1="4.434cm" svg:y1="2.21cm" svg:x2="4.429cm" svg:y2="2.935cm" draw:end-shape="id40" draw:end-glue-point="0" svg:d="M4434 2210v-194h-5v919" svg:viewBox="0 0 6 920">
          <text:p/>
        </draw:connector>
        <draw:connector draw:style-name="gr2" draw:text-style-name="P1" draw:layer="layout" draw:line-skew="0cm -1.399cm 1.905cm" svg:x1="6.534cm" svg:y1="2.01cm" svg:x2="4.429cm" svg:y2="2.935cm" draw:start-shape="id49" draw:start-glue-point="8" draw:end-shape="id40" draw:end-glue-point="0" svg:d="M6534 2010v501h54v13h-2159v411" svg:viewBox="0 0 2160 926">
          <text:p/>
        </draw:connector>
        <draw:custom-shape draw:style-name="gr1" draw:text-style-name="P4" xml:id="id50" draw:id="id50" draw:layer="layout" svg:width="3.048cm" svg:height="1.524cm" svg:x="6.461cm" svg:y="5.826cm">
          <text:p text:style-name="P1"><text:span text:style-name="T3">manned b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7.985cm" svg:y1="5.826cm" svg:x2="13.729cm" svg:y2="4.078cm" draw:start-shape="id50" draw:start-glue-point="4" draw:end-shape="id42" svg:d="M7985 5826v-874h5744v-874" svg:viewBox="0 0 5745 1749">
          <text:p/>
        </draw:connector>
        <draw:frame draw:style-name="gr4" draw:text-style-name="P5" draw:layer="layout" svg:width="1.27cm" svg:height="0.649cm" svg:x="12.13cm" svg:y="4.356cm">
          <draw:text-box>
            <text:p><text:span text:style-name="T4">(1,*)</text:span></text:p>
          </draw:text-box>
        </draw:frame>
        <draw:custom-shape draw:style-name="gr1" draw:text-style-name="P1" xml:id="id51" draw:id="id51" draw:layer="layout" svg:width="3.048cm" svg:height="1.143cm" svg:x="6.461cm" svg:y="8.239cm">
          <text:p text:style-name="P1">Crew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7.985cm" svg:y1="7.35cm" svg:x2="7.985cm" svg:y2="8.239cm" draw:start-shape="id50" draw:start-glue-point="6" draw:end-shape="id51" draw:end-glue-point="0" svg:d="M7985 7350v889" svg:viewBox="0 0 1 890">
          <text:p/>
        </draw:connector>
        <draw:frame draw:style-name="gr4" draw:text-style-name="P5" draw:layer="layout" svg:width="1.27cm" svg:height="0.649cm" svg:x="6.842cm" svg:y="7.477cm">
          <draw:text-box>
            <text:p><text:span text:style-name="T4">(0,*)</text:span></text:p>
          </draw:text-box>
        </draw:frame>
        <draw:custom-shape draw:style-name="gr1" draw:text-style-name="P3" xml:id="id53" draw:id="id53" draw:layer="layout" svg:width="1.905cm" svg:height="0.889cm" svg:x="3.54cm" svg:y="7.731cm">
          <text:p text:style-name="P1"><text:span text:style-name="T2">nam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54" draw:id="id54" draw:layer="layout" svg:width="1.905cm" svg:height="0.889cm" svg:x="3.667cm" svg:y="8.747cm">
          <text:p text:style-name="P1"><text:span text:style-name="T2">addres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2" draw:id="id52" draw:layer="layout" svg:width="1.905cm" svg:height="0.889cm" svg:x="3.413cm" svg:y="6.715cm">
          <text:p text:style-name="P1"><text:span text:style-name="T1">numb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6.461cm" svg:y1="8.81cm" svg:x2="5.318cm" svg:y2="7.159cm" draw:start-shape="id51" draw:start-glue-point="3" draw:end-shape="id52" draw:end-glue-point="10" svg:d="M6461 8810h-571v-1651h-572" svg:viewBox="0 0 1144 1652">
          <text:p/>
        </draw:connector>
        <draw:connector draw:style-name="gr2" draw:text-style-name="P1" draw:layer="layout" svg:x1="6.461cm" svg:y1="8.81cm" svg:x2="5.445cm" svg:y2="8.175cm" draw:start-shape="id51" draw:start-glue-point="3" draw:end-shape="id53" draw:end-glue-point="10" svg:d="M6461 8810h-508v-635h-508" svg:viewBox="0 0 1017 636">
          <text:p/>
        </draw:connector>
        <draw:connector draw:style-name="gr2" draw:text-style-name="P1" draw:layer="layout" svg:x1="6.461cm" svg:y1="8.81cm" svg:x2="5.572cm" svg:y2="9.191cm" draw:start-shape="id51" draw:start-glue-point="3" draw:end-shape="id54" draw:end-glue-point="10" svg:d="M6461 8810h-444v381h-445" svg:viewBox="0 0 890 382">
          <text:p/>
        </draw:connector>
        <draw:custom-shape draw:style-name="gr6" draw:text-style-name="P1" xml:id="id55" draw:id="id55" draw:layer="layout" svg:width="2.54cm" svg:height="2.159cm" svg:x="6.715cm" svg:y="10.5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layer="layout" svg:width="1.651cm" svg:height="0.962cm" svg:x="7.223cm" svg:y="10.579cm">
          <draw:text-box>
            <text:p>ISA</text:p>
          </draw:text-box>
        </draw:frame>
        <draw:connector draw:style-name="gr2" draw:text-style-name="P1" draw:layer="layout" svg:x1="7.985cm" svg:y1="9.382cm" svg:x2="7.985cm" svg:y2="10.524cm" draw:start-shape="id51" draw:start-glue-point="2" draw:end-shape="id55" draw:end-glue-point="7" svg:d="M7985 9382v1142" svg:viewBox="0 0 1 1143">
          <text:p/>
        </draw:connector>
        <draw:custom-shape draw:style-name="gr1" draw:text-style-name="P1" xml:id="id59" draw:id="id59" draw:layer="layout" svg:width="3.048cm" svg:height="1.143cm" svg:x="4.302cm" svg:y="13.446cm">
          <text:p text:style-name="P1">Pilot</text:p>
          <draw:enhanced-geometry svg:viewBox="0 0 21600 21600" draw:type="rectangle" draw:enhanced-path="M 0 0 L 21600 0 21600 21600 0 21600 0 0 Z N"/>
        </draw:custom-shape>
        <draw:custom-shape draw:style-name="gr1" draw:text-style-name="P1" xml:id="id56" draw:id="id56" draw:layer="layout" svg:width="3.048cm" svg:height="1.143cm" svg:x="8.366cm" svg:y="13.446cm">
          <text:p text:style-name="P1">Attendant</text:p>
          <draw:enhanced-geometry svg:viewBox="0 0 21600 21600" draw:type="rectangle" draw:enhanced-path="M 0 0 L 21600 0 21600 21600 0 21600 0 0 Z N"/>
        </draw:custom-shape>
        <draw:custom-shape draw:style-name="gr1" draw:text-style-name="P3" xml:id="id58" draw:id="id58" draw:layer="layout" svg:width="1.905cm" svg:height="0.889cm" svg:x="10.017cm" svg:y="15.097cm">
          <text:p text:style-name="P1"><text:span text:style-name="T2">Jo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xml:id="id57" draw:id="id57" draw:layer="layout" svg:width="1.905cm" svg:height="0.889cm" svg:x="7.931cm" svg:y="15.097cm">
          <text:p text:style-name="P1"><text:span text:style-name="T5">Yrs servi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9.89cm" svg:y1="14.589cm" svg:x2="8.884cm" svg:y2="15.097cm" draw:start-shape="id56" draw:start-glue-point="2" draw:end-shape="id57" draw:end-glue-point="4" svg:d="M9890 14589v253h-1006v255" svg:viewBox="0 0 1007 509">
          <text:p/>
        </draw:connector>
        <draw:connector draw:style-name="gr2" draw:text-style-name="P1" draw:layer="layout" svg:x1="9.89cm" svg:y1="14.589cm" svg:x2="10.97cm" svg:y2="15.097cm" draw:start-shape="id56" draw:start-glue-point="2" draw:end-shape="id58" draw:end-glue-point="4" svg:d="M9890 14589v253h1080v255" svg:viewBox="0 0 1081 509">
          <text:p/>
        </draw:connector>
        <draw:connector draw:style-name="gr2" draw:text-style-name="P1" draw:layer="layout" svg:x1="8.62cm" svg:y1="11.604cm" svg:x2="9.89cm" svg:y2="13.446cm" draw:start-shape="id55" draw:start-glue-point="9" draw:end-shape="id56" draw:end-glue-point="0" svg:d="M8620 11604h1270v1842" svg:viewBox="0 0 1271 1843">
          <text:p/>
        </draw:connector>
        <draw:connector draw:style-name="gr2" draw:text-style-name="P1" draw:layer="layout" svg:x1="7.35cm" svg:y1="11.604cm" svg:x2="5.826cm" svg:y2="13.446cm" draw:start-shape="id55" draw:start-glue-point="5" draw:end-shape="id59" draw:end-glue-point="0" svg:d="M7350 11604h-1524v1842" svg:viewBox="0 0 1525 1843">
          <text:p/>
        </draw:connector>
        <draw:custom-shape draw:style-name="gr1" draw:text-style-name="P6" xml:id="id60" draw:id="id60" draw:layer="layout" svg:width="1.905cm" svg:height="0.889cm" svg:x="1.762cm" svg:y="13.446cm">
          <text:p text:style-name="P1"><text:span text:style-name="T5">Yrs ex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3.667cm" svg:y1="13.89cm" svg:x2="4.302cm" svg:y2="14.017cm" draw:start-shape="id60" draw:start-glue-point="10" draw:end-shape="id59" draw:end-glue-point="3" svg:d="M3667 13890h318v127h317" svg:viewBox="0 0 636 128">
          <text:p/>
        </draw:connector>
        <draw:custom-shape draw:style-name="gr1" draw:text-style-name="P4" xml:id="id61" draw:id="id61" draw:layer="layout" svg:width="3.048cm" svg:height="1.524cm" svg:x="4.248cm" svg:y="15.478cm">
          <text:p text:style-name="P1"><text:span text:style-name="T3">ha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5.826cm" svg:y1="14.589cm" svg:x2="5.772cm" svg:y2="15.478cm" draw:start-shape="id59" draw:start-glue-point="2" draw:end-shape="id61" draw:end-glue-point="4" svg:d="M5826 14589v444h-54v445" svg:viewBox="0 0 55 890">
          <text:p/>
        </draw:connector>
        <draw:frame draw:style-name="gr3" draw:text-style-name="P5" draw:layer="layout" svg:width="1.397cm" svg:height="0.758cm" svg:x="5.752cm" svg:y="17.764cm">
          <draw:text-box>
            <text:p><text:span text:style-name="T4">(1,1)</text:span></text:p>
          </draw:text-box>
        </draw:frame>
        <draw:custom-shape draw:style-name="gr1" draw:text-style-name="P1" xml:id="id62" draw:id="id62" draw:layer="layout" svg:width="3.048cm" svg:height="1.143cm" svg:x="4.175cm" svg:y="18.437cm">
          <text:p text:style-name="P1">License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5.772cm" svg:y1="17.002cm" svg:x2="5.699cm" svg:y2="18.437cm" draw:start-shape="id61" draw:start-glue-point="6" draw:end-shape="id62" draw:end-glue-point="0" svg:d="M5772 17002v718h-73v717" svg:viewBox="0 0 74 1436">
          <text:p/>
        </draw:connector>
        <draw:frame draw:style-name="gr3" draw:text-style-name="P5" draw:layer="layout" svg:width="1.397cm" svg:height="0.758cm" svg:x="5.826cm" svg:y="14.593cm">
          <draw:text-box>
            <text:p><text:span text:style-name="T4">(1,*)</text:span></text:p>
          </draw:text-box>
        </draw:frame>
        <draw:custom-shape draw:style-name="gr1" draw:text-style-name="P3" xml:id="id64" draw:id="id64" draw:layer="layout" svg:width="1.905cm" svg:height="0.889cm" svg:x="7.985cm" svg:y="18.526cm">
          <text:p text:style-name="P1"><text:span text:style-name="T2">expir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5" draw:id="id65" draw:layer="layout" svg:width="1.905cm" svg:height="0.889cm" svg:x="8.012cm" svg:y="19.542cm">
          <text:p text:style-name="P1"><text:span text:style-name="T1">numb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3" draw:id="id63" draw:layer="layout" svg:width="1.905cm" svg:height="0.889cm" svg:x="7.958cm" svg:y="17.51cm">
          <text:p text:style-name="P1"><text:span text:style-name="T1">typ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7.223cm" svg:y1="19.008cm" svg:x2="7.958cm" svg:y2="17.954cm" draw:start-shape="id62" draw:start-glue-point="1" draw:end-shape="id63" draw:end-glue-point="6" svg:d="M7223 19008h367v-1054h368" svg:viewBox="0 0 736 1055">
          <text:p/>
        </draw:connector>
        <draw:connector draw:style-name="gr5" draw:text-style-name="P1" draw:layer="layout" svg:x1="7.223cm" svg:y1="19.008cm" svg:x2="7.985cm" svg:y2="18.97cm" draw:start-shape="id62" draw:start-glue-point="1" draw:end-shape="id64" draw:end-glue-point="6" svg:d="M7223 19008h381v-38h381" svg:viewBox="0 0 763 39">
          <text:p/>
        </draw:connector>
        <draw:connector draw:style-name="gr5" draw:text-style-name="P1" draw:layer="layout" svg:x1="7.223cm" svg:y1="19.008cm" svg:x2="8.012cm" svg:y2="19.986cm" draw:start-shape="id62" draw:start-glue-point="1" draw:end-shape="id65" draw:end-glue-point="6" svg:d="M7223 19008h394v978h395" svg:viewBox="0 0 790 979">
          <text:p/>
        </draw:connector>
        <draw:custom-shape draw:style-name="gr8" draw:text-style-name="P1" xml:id="id71" draw:id="id71" draw:layer="layout" svg:width="3.048cm" svg:height="1.016cm" svg:x="22.244cm" svg:y="3.305cm">
          <text:p text:style-name="P1">Stop</text:p>
          <draw:enhanced-geometry svg:viewBox="0 0 21600 21600" draw:type="rectangle" draw:enhanced-path="M 0 0 L 21600 0 21600 21600 0 21600 0 0 Z N"/>
        </draw:custom-shape>
        <draw:custom-shape draw:style-name="gr1" draw:text-style-name="P2" xml:id="id66" draw:id="id66" draw:layer="layout" svg:width="1.905cm" svg:height="0.889cm" svg:x="20.761cm" svg:y="1.5cm">
          <text:p text:style-name="P1"><text:span text:style-name="T1">d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905cm" svg:height="0.889cm" svg:x="22.861cm" svg:y="1.5cm">
          <text:p text:style-name="P1"><text:span text:style-name="T1">ti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7" draw:id="id67" draw:layer="layout" svg:width="1.905cm" svg:height="0.889cm" svg:x="24.961cm" svg:y="1.5cm">
          <text:p text:style-name="P1"><text:span text:style-name="T1">airpo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1.714cm" svg:y1="2.389cm" svg:x2="23.809cm" svg:y2="3.314cm" draw:start-shape="id66" draw:start-glue-point="8" svg:d="M21714 2389v713h2095v212" svg:viewBox="0 0 2096 926">
          <text:p/>
        </draw:connector>
        <draw:connector draw:style-name="gr2" draw:text-style-name="P1" draw:layer="layout" draw:line-skew="-0.306cm" svg:x1="23.814cm" svg:y1="2.589cm" svg:x2="23.809cm" svg:y2="3.314cm" svg:d="M23814 2589v-194h-5v919" svg:viewBox="0 0 6 920">
          <text:p/>
        </draw:connector>
        <draw:connector draw:style-name="gr2" draw:text-style-name="P1" draw:layer="layout" svg:x1="25.914cm" svg:y1="2.389cm" svg:x2="23.809cm" svg:y2="3.314cm" draw:start-shape="id67" draw:start-glue-point="8" svg:d="M25914 2389v713h-2105v212" svg:viewBox="0 0 2106 926">
          <text:p/>
        </draw:connector>
        <draw:custom-shape draw:style-name="gr1" draw:text-style-name="P7" xml:id="id68" draw:id="id68" draw:layer="layout" svg:width="1.778cm" svg:height="1.143cm" svg:x="18.448cm" svg:y="2.105cm">
          <text:p text:style-name="P1"><text:span text:style-name="T4">Ends a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7" draw:layer="layout" svg:width="1.778cm" svg:height="1.143cm" svg:x="18.449cm" svg:y="4.005cm">
          <text:p text:style-name="P1"><text:span text:style-name="T4">Starts a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draw:line-skew="0.405cm" svg:x1="15.253cm" svg:y1="3.506cm" svg:x2="18.448cm" svg:y2="2.677cm" draw:start-shape="id42" draw:start-glue-point="1" draw:end-shape="id68" draw:end-glue-point="5" svg:d="M15253 3506h2003v-829h1192" svg:viewBox="0 0 3196 830">
          <text:p/>
        </draw:connector>
        <draw:frame draw:style-name="gr3" draw:text-style-name="P5" draw:layer="layout" svg:width="1.397cm" svg:height="0.758cm" svg:x="17.432cm" svg:y="2.143cm">
          <draw:text-box>
            <text:p><text:span text:style-name="T4">(1,1)</text:span></text:p>
          </draw:text-box>
        </draw:frame>
        <draw:frame draw:style-name="gr3" draw:text-style-name="P5" draw:layer="layout" svg:width="1.397cm" svg:height="0.758cm" svg:x="17.559cm" svg:y="3.925cm">
          <draw:text-box>
            <text:p><text:span text:style-name="T4">(1,1)</text:span></text:p>
          </draw:text-box>
        </draw:frame>
        <draw:frame draw:style-name="gr3" draw:text-style-name="P5" draw:layer="layout" svg:width="1.397cm" svg:height="0.758cm" svg:x="21.312cm" svg:y="3.186cm">
          <draw:text-box>
            <text:p><text:span text:style-name="T4">(1,1)</text:span></text:p>
          </draw:text-box>
        </draw:frame>
        <draw:frame draw:style-name="gr3" draw:text-style-name="P5" draw:layer="layout" svg:width="1.397cm" svg:height="0.758cm" svg:x="21.212cm" svg:y="3.894cm">
          <draw:text-box>
            <text:p><text:span text:style-name="T4">(1,1)</text:span></text:p>
          </draw:text-box>
        </draw:frame>
        <draw:custom-shape draw:style-name="gr1" draw:text-style-name="P7" xml:id="id70" draw:id="id70" draw:layer="layout" svg:width="1.778cm" svg:height="1.143cm" svg:x="20.448cm" svg:y="6.805cm">
          <text:p text:style-name="P1"><text:span text:style-name="T4">Ends a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7" xml:id="id69" draw:id="id69" draw:layer="layout" svg:width="1.778cm" svg:height="1.143cm" svg:x="20.449cm" svg:y="8.705cm">
          <text:p text:style-name="P1"><text:span text:style-name="T4">Starts a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5.253cm" svg:y1="8.206cm" svg:x2="20.449cm" svg:y2="9.277cm" draw:end-shape="id69" draw:end-glue-point="5" svg:d="M15253 8206h2348v1071h2848" svg:viewBox="0 0 5197 1072">
          <text:p/>
        </draw:connector>
        <draw:frame draw:style-name="gr3" draw:text-style-name="P5" draw:layer="layout" svg:width="1.397cm" svg:height="0.758cm" svg:x="19.432cm" svg:y="6.843cm">
          <draw:text-box>
            <text:p><text:span text:style-name="T4">(1,1)</text:span></text:p>
          </draw:text-box>
        </draw:frame>
        <draw:frame draw:style-name="gr3" draw:text-style-name="P5" draw:layer="layout" svg:width="1.397cm" svg:height="0.758cm" svg:x="19.559cm" svg:y="8.625cm">
          <draw:text-box>
            <text:p><text:span text:style-name="T4">(1,1)</text:span></text:p>
          </draw:text-box>
        </draw:frame>
        <draw:connector draw:style-name="gr5" draw:text-style-name="P1" draw:layer="layout" svg:x1="22.226cm" svg:y1="7.377cm" svg:x2="23.768cm" svg:y2="4.321cm" draw:start-shape="id70" draw:start-glue-point="7" draw:end-shape="id71" draw:end-glue-point="2" svg:d="M22226 7377h1542v-3056" svg:viewBox="0 0 1543 3057">
          <text:p/>
        </draw:connector>
        <draw:frame draw:style-name="gr3" draw:text-style-name="P5" draw:layer="layout" svg:width="1.397cm" svg:height="0.758cm" svg:x="22.709cm" svg:y="4.306cm">
          <draw:text-box>
            <text:p><text:span text:style-name="T4">(1,1)</text:span></text:p>
          </draw:text-box>
        </draw:frame>
        <draw:frame draw:style-name="gr3" draw:text-style-name="P5" draw:layer="layout" svg:width="1.397cm" svg:height="0.758cm" svg:x="23.598cm" svg:y="4.306cm">
          <draw:text-box>
            <text:p><text:span text:style-name="T4">(1,1)</text:span></text:p>
          </draw:text-box>
        </draw:frame>
        <draw:custom-shape draw:style-name="gr1" draw:text-style-name="P4" xml:id="id72" draw:id="id72" draw:layer="layout" svg:width="3.048cm" svg:height="1.524cm" svg:x="15.478cm" svg:y="10.017cm">
          <text:p text:style-name="P1"><text:span text:style-name="T3">Flies 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8" xml:id="id73" draw:id="id73" draw:layer="layout" svg:width="2.032cm" svg:height="0.762cm" svg:x="18.399cm" svg:y="11.668cm">
          <text:p text:style-name="P1"><text:span text:style-name="T6">Se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8.526cm" svg:y1="10.779cm" svg:x2="19.415cm" svg:y2="11.668cm" draw:start-shape="id72" draw:start-glue-point="7" draw:end-shape="id73" draw:end-glue-point="4" svg:d="M18526 10779h889v889" svg:viewBox="0 0 890 890">
          <text:p/>
        </draw:connector>
        <draw:connector draw:style-name="gr5" draw:text-style-name="P1" draw:layer="layout" svg:x1="15.253cm" svg:y1="13.406cm" svg:x2="17.002cm" svg:y2="11.541cm" draw:start-shape="id46" draw:start-glue-point="1" draw:end-shape="id72" draw:end-glue-point="6" svg:d="M15253 13406h1749v-1865" svg:viewBox="0 0 1750 1866">
          <text:p/>
        </draw:connector>
        <draw:frame draw:style-name="gr11" draw:text-style-name="P5" draw:layer="layout" svg:width="12.605cm" svg:height="3.711cm" svg:x="14.335cm" svg:y="17.129cm">
          <draw:text-box>
            <text:p><text:span text:style-name="T4">There is no way to represent the fact that a flight leaves from a airport in a day since there is no way to denote an attribute being unique relative to another attribute. </text:span></text:p>
          </draw:text-box>
        </draw:frame>
        <draw:line draw:style-name="gr9" draw:text-style-name="P1" xml:id="id74" draw:id="id74" draw:layer="layout" svg:x1="17.002cm" svg:y1="7.35cm" svg:x2="17.002cm" svg:y2="4.048cm">
          <text:p/>
        </draw:line>
        <draw:line draw:style-name="gr9" draw:text-style-name="P1" draw:layer="layout" svg:x1="15.224cm" svg:y1="4.048cm" svg:x2="17.002cm" svg:y2="4.048cm">
          <text:p/>
        </draw:line>
        <draw:line draw:style-name="gr9" draw:text-style-name="P1" draw:layer="layout" svg:x1="15.224cm" svg:y1="3.794cm" svg:x2="17.51cm" svg:y2="3.794cm">
          <text:p/>
        </draw:line>
        <draw:line draw:style-name="gr9" draw:text-style-name="P1" draw:layer="layout" svg:x1="17.51cm" svg:y1="4.556cm" svg:x2="17.51cm" svg:y2="3.794cm">
          <text:p/>
        </draw:line>
        <draw:line draw:style-name="gr9" draw:text-style-name="P1" draw:layer="layout" svg:x1="18.526cm" svg:y1="4.556cm" svg:x2="17.51cm" svg:y2="4.556cm">
          <text:p/>
        </draw:line>
        <draw:line draw:style-name="gr9" draw:text-style-name="P1" draw:layer="layout" svg:x1="15.224cm" svg:y1="7.858cm" svg:x2="18.653cm" svg:y2="7.858cm">
          <text:p/>
        </draw:line>
        <draw:line draw:style-name="gr9" draw:text-style-name="P1" draw:layer="layout" svg:x1="18.653cm" svg:y1="7.35cm" svg:x2="18.653cm" svg:y2="7.858cm">
          <text:p/>
        </draw:line>
        <draw:line draw:style-name="gr9" draw:text-style-name="P1" draw:layer="layout" svg:x1="20.431cm" svg:y1="7.35cm" svg:x2="18.653cm" svg:y2="7.35cm">
          <text:p/>
        </draw:line>
        <draw:line draw:style-name="gr9" draw:text-style-name="P1" draw:layer="layout" svg:x1="22.209cm" svg:y1="9.255cm" svg:x2="24.622cm" svg:y2="9.255cm">
          <text:p/>
        </draw:line>
        <draw:line draw:style-name="gr9" draw:text-style-name="P1" draw:layer="layout" svg:x1="24.622cm" svg:y1="4.302cm" svg:x2="24.622cm" svg:y2="9.255cm">
          <text:p/>
        </draw:line>
        <draw:line draw:style-name="gr9" draw:text-style-name="P1" draw:layer="layout" svg:x1="20.177cm" svg:y1="2.651cm" svg:x2="20.558cm" svg:y2="2.651cm">
          <text:p/>
        </draw:line>
        <draw:line draw:style-name="gr9" draw:text-style-name="P1" draw:layer="layout" svg:x1="20.558cm" svg:y1="2.651cm" svg:x2="20.558cm" svg:y2="3.667cm">
          <text:p/>
        </draw:line>
        <draw:line draw:style-name="gr9" draw:text-style-name="P1" draw:layer="layout" svg:x1="22.209cm" svg:y1="3.667cm" svg:x2="20.558cm" svg:y2="3.667cm">
          <text:p/>
        </draw:line>
        <draw:line draw:style-name="gr9" draw:text-style-name="P1" draw:layer="layout" svg:x1="20.204cm" svg:y1="4.556cm" svg:x2="20.966cm" svg:y2="4.556cm">
          <text:p/>
        </draw:line>
        <draw:line draw:style-name="gr9" draw:text-style-name="P1" draw:layer="layout" svg:x1="20.939cm" svg:y1="4.048cm" svg:x2="20.939cm" svg:y2="4.556cm">
          <text:p/>
        </draw:line>
        <draw:line draw:style-name="gr9" draw:text-style-name="P1" draw:layer="layout" svg:x1="22.209cm" svg:y1="4.048cm" svg:x2="20.939cm" svg:y2="4.048cm">
          <text:p/>
        </draw:line>
        <draw:connector draw:style-name="gr9" draw:text-style-name="P1" draw:layer="layout" draw:type="curve" svg:x1="17.002cm" svg:y1="4.048cm" svg:x2="17.002cm" svg:y2="4.048cm" draw:start-shape="id74" draw:end-shape="id74" svg:d="M17002 4048z" svg:viewBox="0 0 1 1">
          <text:p/>
        </draw:connector>
        <draw:line draw:style-name="gr9" draw:text-style-name="P1" draw:layer="layout" svg:x1="17.002cm" svg:y1="8.747cm" svg:x2="17.002cm" svg:y2="10.017cm">
          <text:p/>
        </draw:line>
        <draw:path draw:style-name="gr9" draw:text-style-name="P1" draw:layer="layout" svg:width="0.843cm" svg:height="1.136cm" draw:transform="rotate (0.620290016158785) translate (16.3412383954716cm 7.82201302028351cm)" svg:viewBox="0 0 844 1137" svg:d="M0 1137c1092 0 812-1137 812-1137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30T11:35:33.532306048</meta:creation-date>
    <dc:date>2015-10-05T08:54:39.876398473</dc:date>
    <meta:editing-duration>PT26M16S</meta:editing-duration>
    <meta:editing-cycles>9</meta:editing-cycles>
    <meta:generator>LibreOffice/4.2.8.2$Linux_X86_64 LibreOffice_project/420m0$Build-2</meta:generator>
    <meta:document-statistic meta:object-count="220"/>
  </office:meta>
</office:document-meta>
</file>